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3d69" officeooo:paragraph-rsid="00083d69"/>
    </style:style>
    <style:style style:name="P2" style:family="paragraph" style:parent-style-name="Text_20_body">
      <style:text-properties officeooo:paragraph-rsid="00083d69"/>
    </style:style>
    <style:style style:name="P3" style:family="paragraph" style:parent-style-name="Text_20_body">
      <style:text-properties officeooo:rsid="0009ac39" officeooo:paragraph-rsid="0009ac39"/>
    </style:style>
    <style:style style:name="P4" style:family="paragraph" style:parent-style-name="Text_20_body">
      <style:text-properties officeooo:rsid="0009ac39" officeooo:paragraph-rsid="000afd15"/>
    </style:style>
    <style:style style:name="P5" style:family="paragraph" style:parent-style-name="Text_20_body">
      <style:text-properties fo:font-style="italic" officeooo:paragraph-rsid="0009ac39" style:font-style-asian="italic" style:font-style-complex="italic"/>
    </style:style>
    <style:style style:name="P6" style:family="paragraph" style:parent-style-name="Text_20_body">
      <style:text-properties fo:font-style="italic" fo:font-weight="normal" officeooo:rsid="0009ac39" officeooo:paragraph-rsid="0009ac39" style:font-style-asian="italic" style:font-weight-asian="normal" style:font-style-complex="italic" style:font-weight-complex="normal"/>
    </style:style>
    <style:style style:name="P7" style:family="paragraph" style:parent-style-name="Text_20_body">
      <style:text-properties officeooo:rsid="000c6f8f" officeooo:paragraph-rsid="000c6f8f"/>
    </style:style>
    <style:style style:name="P8" style:family="paragraph" style:parent-style-name="Text_20_body">
      <style:text-properties fo:font-style="italic" fo:font-weight="normal" officeooo:rsid="000c6f8f" officeooo:paragraph-rsid="0010ce5b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fo:font-style="italic" fo:font-weight="normal" officeooo:rsid="0010ce5b" officeooo:paragraph-rsid="0010ce5b" style:font-style-asian="italic" style:font-weight-asian="normal" style:font-style-complex="italic" style:font-weight-complex="normal"/>
    </style:style>
    <style:style style:name="P10" style:family="paragraph" style:parent-style-name="Text_20_body">
      <style:text-properties fo:font-style="italic" fo:font-weight="normal" officeooo:rsid="0012812e" officeooo:paragraph-rsid="0012812e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font-style="italic" fo:font-weight="bold" officeooo:rsid="0012812e" officeooo:paragraph-rsid="0012812e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style:text-underline-style="none" fo:font-weight="bold" officeooo:rsid="0012812e" officeooo:paragraph-rsid="0012812e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afd1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83d69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83d6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afd15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f024d" style:font-style-asian="normal" style:font-style-complex="normal"/>
    </style:style>
    <style:style style:name="T11" style:family="text">
      <style:text-properties fo:font-style="normal" officeooo:rsid="0010ce5b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normal" officeooo:rsid="00083d69" style:font-weight-asian="normal" style:font-weight-complex="normal"/>
    </style:style>
    <style:style style:name="T16" style:family="text">
      <style:text-properties fo:font-weight="normal" officeooo:rsid="0009ac39" style:font-weight-asian="normal" style:font-weight-complex="normal"/>
    </style:style>
    <style:style style:name="T17" style:family="text">
      <style:text-properties officeooo:rsid="000f024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lavičkový súbor <text:span text:style-name="T1">k_a_definitions.h</text:span><text:span text:style-name="T5">:</text:span></text:p>
      <text:p text:style-name="Text_20_body"><text:span text:style-name="T5">- </text:span><text:span text:style-name="T2">typedef struct data <text:s/>--</text:span><text:span text:style-name="T3">&gt;</text:span><text:span text:style-name="T5"> (štruktúra ktorá obsahuje </text:span><text:span text:style-name="T6">int </text:span><text:span text:style-name="T5">socke</text:span><text:span text:style-name="T6">t</text:span><text:span text:style-name="T5"> </text:span><text:span text:style-name="T6">a poje char Užívatelské meno)</text:span></text:p>
      <text:p text:style-name="P2"><text:span text:style-name="T6">- </text:span><text:span text:style-name="T4">struct mesiac –</text:span><text:span text:style-name="T3">&gt; </text:span><text:span text:style-name="T6">(obsahuje int dĺžka ktorá reprezentuje počet dní v mesiaci ďalej je v nej VLA <text:tab/>pole smerníkov na char v štruktúre je vnorená štruktúra organizér ktorá má 12 premenných <text:tab/>(mesiace v roku))</text:span></text:p>
      <text:p text:style-name="P5"><text:span text:style-name="T15">- </text:span><text:span text:style-name="T16">_Bool zapisPoznDoSub(char* pa_file, struct mesiac *mes,int pa_mes, int pa_den,char* buff);</text:span></text:p>
      <text:p text:style-name="P6">- <text:s/>char* idNaDatum(int pa_pomd,int pa_pomm,int pa_pomr);</text:p>
      <text:p text:style-name="P6">- <text:s/>void data_init(DATA *data, const char* userName, const int socket);</text:p>
      <text:p text:style-name="P6">- _Bool nacitajSuborsPzon(char* pa_file, struct mesiac *mes);</text:p>
      <text:p text:style-name="P6">- char* dajSuborsPozn(int pa_rok);</text:p>
      <text:p text:style-name="P6">- char* vypisPoznamk(struct mesiac *mes, int pa_den, int pa_mes);</text:p>
      <text:p text:style-name="P6">- _Bool spravnyDen(int pa_den, int pa_mes);</text:p>
      <text:p text:style-name="P6">- char* dajNazovSuboru(int pa_mesiac);</text:p>
      <text:p text:style-name="P6">- char vypisMenin(int g,struct mesiac *mes);</text:p>
      <text:p text:style-name="P6">- int vyhladajMeno(struct mesiac *mes, char* meno, int mesiac);</text:p>
      <text:p text:style-name="P6">- _Bool alocujOrganizer(struct mesiac *mes);</text:p>
      <text:p text:style-name="P6">- _Bool uvolniPam(struct mesiac *mes);</text:p>
      <text:p text:style-name="P6">- int nacitajMeniny(struct mesiac *mes, char* pa_subor, int pa_rok, int pa_mes);</text:p>
      <text:p text:style-name="P6">- int alocuj(struct mesiac *mes);</text:p>
      <text:p text:style-name="P6">- int dnivMesiaci(int pa_mesiac);</text:p>
      <text:p text:style-name="P6">- int jePriestupny(int pa_rok);</text:p>
      <text:p text:style-name="P3"/>
      <text:p text:style-name="P3"><text:span text:style-name="T5">Súbor </text:span><text:span text:style-name="T1">server.c</text:span></text:p>
      <text:p text:style-name="P3"><text:span text:style-name="T1">- </text:span><text:span text:style-name="T2">char* denVtyzdni(int pa_den, int pa_mes, int pa_rok) </text:span><text:span text:style-name="T5"><text:s/>--&gt; vracia deň v týždni pre rôzny dátum</text:span></text:p>
      <text:p text:style-name="P3"><text:span text:style-name="T5">- </text:span><text:span text:style-name="T2">void data_init(DATA *data, const char* userName, const int socket)</text:span><text:span text:style-name="T5"> <text:s/>--&gt; <text:s/>inicializuje štruktúru <text:tab/>data definovanú v hlavičkovom súbore</text:span></text:p>
      <text:p text:style-name="P4"><text:span text:style-name="T5">- </text:span><text:span text:style-name="T3">int main(int argc, char* argv[],struct mesiac *mes)</text:span><text:span text:style-name="T7"> <text:s/>--&gt; <text:s/>samotný main ktorý vykonáva volania funkcií</text:span></text:p>
      <text:p text:style-name="P7"><text:span text:style-name="T7">S</text:span><text:span text:style-name="T5">úbor </text:span><text:span text:style-name="T8">client.c</text:span></text:p>
      <text:p text:style-name="P8">char* _gets(char *s, int size) <text:s/>--&gt; <text:s/><text:span text:style-name="T10">funkcia slúži pre načítanie reťazca s medzerou</text:span></text:p>
      <text:p text:style-name="P8"><text:span text:style-name="T17">void data_init(DATA *data, const char* userName, const int socket) </text:span><text:span text:style-name="T10">--</text:span><text:span text:style-name="T11">&gt; inicializuje dáta v štrikúre</text:span></text:p>
      <text:p text:style-name="P9"><text:span text:style-name="T9">int main(int argc, char *argv[]) --&gt; vykonáva klientrkú komunikáciu so serverom</text:span></text:p>
      <text:p text:style-name="P10"><text:soft-page-break/><text:span text:style-name="T9">Používateľská príručka:</text:span></text:p>
      <text:p text:style-name="P10"><text:span text:style-name="T18">Kompilácia <text:s/>--&gt; <text:s/></text:span><text:span text:style-name="T9">make</text:span></text:p>
      <text:p text:style-name="P11">Spustenie servera --&gt;<text:span text:style-name="T5"> <text:s/>./Kalendar_server </text:span><text:span text:style-name="T12">čísloPortu</text:span><text:span text:style-name="T13"> <text:s/></text:span><text:span text:style-name="T12">menoPoužívateľa</text:span></text:p>
      <text:p text:style-name="P11"><text:span text:style-name="T19">Spustenie klienta --&gt; <text:s text:c="2"/></text:span><text:span text:style-name="T14">./Kalendar_client </text:span><text:span text:style-name="T12">localhost</text:span><text:span text:style-name="T13"> <text:s/></text:span><text:span text:style-name="T12">čísloPortu</text:span><text:span text:style-name="T13"> <text:s/></text:span><text:span text:style-name="T12">menoPoužívateľa</text:span></text:p>
      <text:p text:style-name="P12">Program <text:s/>--&gt; <text:s text:c="2"/><text:span text:style-name="T5">Pohyb v menu číslami 0 až 4 </text:span></text:p>
      <text:p text:style-name="P12"><text:span text:style-name="T5"><text:tab/><text:tab/>Dátum zadávať vo formáte napr. 02.04.2017</text:span></text:p>
      <text:p text:style-name="P12"/>
      <text:p text:style-name="P12"/>
      <text:p text:style-name="P12"><text:span text:style-name="T5">Slavkovský Tomáš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Slavkovský</meta:initial-creator>
    <meta:creation-date>2017-01-15T18:20:03.779375963</meta:creation-date>
    <dc:date>2017-01-23T12:17:59.598015432</dc:date>
    <dc:creator>Tomáš Slavkovský</dc:creator>
    <meta:editing-duration>PT22M7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2" meta:paragraph-count="34" meta:word-count="296" meta:character-count="2074" meta:non-whitespace-character-count="1796"/>
  </office:meta>
</office:document-meta>
</file>